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Bold" svg:font-family="LiberationSans-Bold" style:font-family-generic="swiss"/>
    <style:font-face style:name="F" svg:font-family="" style:font-family-generic="modern" style:font-pitch="fixed"/>
    <style:font-face style:name="DejaVuSansMono" svg:font-family="DejaVuSansMono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93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4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Sans-Bold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5000b"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-asian="DejaVuSansMono" style:font-name-complex="" style:font-size-asian="8.5pt" style:font-size-complex="8.5pt"/>
    </style:style>
  </office:automatic-styles>
  <office:body>
    <office:spreadsheet>
      <table:table table:name="Reques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3"/>
        <table:table-column table:style-name="co4" table:default-cell-style-name="ce3"/>
        <table:table-column table:style-name="co3" table:number-columns-repeated="1016" table:default-cell-style-name="ce3"/>
        <table:table-row table:style-name="ro1">
          <table:table-cell table:style-name="ce1" office:value-type="string" calcext:value-type="string">
            <text:p>Blue Box Request Name</text:p>
          </table:table-cell>
          <table:table-cell table:style-name="ce1" office:value-type="string" calcext:value-type="string">
            <text:p>Request Parameters</text:p>
          </table:table-cell>
          <table:table-cell table:number-columns-repeated="5"/>
          <table:table-cell table:style-name="ce5" office:value-type="string" calcext:value-type="string">
            <text:p>Availability of fields from front-e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telRoomAvailabilityRequest</text:p>
          </table:table-cell>
          <table:table-cell table:style-name="ce1"/>
          <table:table-cell table:number-columns-repeated="1022"/>
        </table:table-row>
        <table:table-row table:style-name="ro3">
          <table:table-cell/>
          <table:table-cell table:style-name="ce4" office:value-type="string" calcext:value-type="string">
            <text:p>hotelId</text:p>
          </table:table-cell>
          <table:table-cell table:number-columns-repeated="3"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Available</text:p>
            <text:p>This value is picked from hotelList response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arrivalDate</text:p>
          </table:table-cell>
          <table:table-cell table:number-columns-repeated="3"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Available</text:p>
            <text:p>This value is picked from hotelList response</text:p>
          </table:table-cell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departureDate</text:p>
          </table:table-cell>
          <table:table-cell table:number-columns-repeated="3"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Available</text:p>
            <text:p>This value is picked from hotelList response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language</text:p>
          </table:table-cell>
          <table:table-cell table:number-columns-repeated="3"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numberOfBedRoom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supplierTyp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RoomGroup&gt;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4" office:value-type="string" calcext:value-type="string">
            <text:p>Room&gt;</text:p>
          </table:table-cell>
          <table:table-cell table:style-name="ce4" office:value-type="string" calcext:value-type="string">
            <text:p>roomTypeCod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paxCount</text:p>
          </table:table-cell>
          <table:table-cell table:style-name="ce4" office:value-type="string" calcext:value-type="string">
            <text:p>adultCount=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childCount=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string" calcext:value-type="string">
            <text:p>rateCod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" office:value-type="string" calcext:value-type="string">
            <text:p>rateKey&gt;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crs</text:p>
          </table:table-cell>
          <table:table-cell table:number-columns-repeated="3"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hotelCountryCod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debug</text:p>
          </table:table-cell>
          <table:table-cell office:value-type="string" calcext:value-type="string">
            <text:p>lev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fig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 :<text:span text:style-name="T1">includeDetails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: minorRe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:enricherUr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key:customerIpAddress</text:p>
          </table:table-cell>
          <table:table-cell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Need to discuss about this field</text:p>
            <text:p>Is this the public IP address or local IP addres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 :cid</text:p>
          </table:table-cell>
          <table:table-cell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availabl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nfig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 :apiKey</text:p>
          </table:table-cell>
          <table:table-cell/>
          <table:table-cell office:value-type="string" calcext:value-type="string">
            <text:p>mandatory</text:p>
          </table:table-cell>
          <table:table-cell/>
          <table:table-cell office:value-type="string" calcext:value-type="string">
            <text:p>Not available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Sans-Bold" svg:font-family="LiberationSans-Bold" style:font-family-generic="swiss"/>
    <style:font-face style:name="F" svg:font-family="" style:font-family-generic="modern" style:font-pitch="fixed"/>
    <style:font-face style:name="DejaVuSansMono" svg:font-family="DejaVuSansMono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 style:data-style-name="N2" text:time-value="15:56:09.34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50:42.086000000</meta:creation-date>
    <dc:date>2017-04-03T16:56:57.264000000</dc:date>
    <meta:editing-duration>PT40M50S</meta:editing-duration>
    <meta:editing-cycles>8</meta:editing-cycles>
    <meta:generator>LibreOffice/4.3.5.2$Windows_x86 LibreOffice_project/3a87456aaa6a95c63eea1c1b3201acedf0751bd5</meta:generator>
    <meta:document-statistic meta:table-count="1" meta:cell-count="57" meta:object-count="0"/>
  </office:meta>
</office:document-meta>
</file>